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5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FFFFFF"/>
    </style:style>
    <style:style style:name="ce9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</style:style>
    <style:style style:name="ce13" style:family="table-cell" style:parent-style-name="Hiperlink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4" style:family="table-cell" style:parent-style-name="Hiperlink" style:data-style-name="N30">
      <style:table-cell-properties fo:border-top="none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5" style:family="table-cell" style:parent-style-name="Hiperlink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M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Título</text:p>
          </table:table-cell>
          <table:table-cell office:value-type="string" table:style-name="ce10">
            <text:p>Anuário Mineral Brasileiro (AMB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escrição</text:p>
          </table:table-cell>
          <table:table-cell office:value-type="string" table:style-name="ce9">
            <text:p>Dados de produção e destinações (vendas, transferências, consumo e transformação) obtidos a partir do Relatório Anual de Lavra (RAL), considerando os eventuais ajustes e depurações realizados pelo corpo técnico da ANM. Ressalta-se que, ainda assim, pode haver inconsistências nas informações disponibilizadas, por sua fonte ser dados declaratórios.</text:p>
            <text:p/>
            <text:p>A série de dados contempla desde o ano-base 2010 e as informações disponibilizadas são divididas em três arquivos - produção bruta, beneficiada e água mineral - que são atualizados diariamente para refletir inserções de novas declarações, retificações ou ajustes nos dados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Catálogo origem</text:p>
          </table:table-cell>
          <table:table-cell office:value-type="string" table:style-name="ce9">
            <text:p>https://dadosabertos.anm.gov.br/AMB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Órgão responsável</text:p>
          </table:table-cell>
          <table:table-cell office:value-type="string" table:style-name="ce9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Categorias no VCGE</text:p>
          </table:table-cell>
          <table:table-cell office:value-type="string" table:style-name="ce11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3" table:style-name="ce20">
            <text:p>Recursos</text:p>
          </table:table-cell>
          <table:table-cell office:value-type="string" table:style-name="ce13">
            <text:p><text:a xlink:href="#Recursos.A2">AMB - Água mineral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4">
            <text:p><text:a xlink:href="#Recursos.A27">AMB - Produção beneficiada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53">AMB - Produção bruta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Etiquetas</text:p>
          </table:table-cell>
          <table:table-cell office:value-type="string" table:style-name="ce12">
            <text:p>AMB, Anuário Mineral Brasileiro, Mineração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Frequência de atualização</text:p>
          </table:table-cell>
          <table:table-cell office:value-type="string" table:style-name="ce9">
            <text:p>Diária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Título</text:p>
          </table:table-cell>
          <table:table-cell office:value-type="string" table:number-columns-spanned="3" table:number-rows-spanned="1" table:style-name="ce18">
            <text:p>AMB - Água mineral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8">
            <text:p>Descrição</text:p>
          </table:table-cell>
          <table:table-cell office:value-type="string" table:number-columns-spanned="3" table:number-rows-spanned="1" table:style-name="ce17">
            <text:p>O arquivo inclui dados de produção e destinações (vendas e transferências) de água mineral por UF a partir de 2010, obtidos a partir do Relatório Anual de Lavra (RAL), considerando os eventuais ajustes e depurações realizados pelo corpo técnico da ANM. Ressalta-se que, ainda assim, pode haver inconsistências nas informações disponibilizadas, por sua fonte ser dados declarató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Identificador</text:p>
          </table:table-cell>
          <table:table-cell office:value-type="string" table:number-columns-spanned="3" table:number-rows-spanned="1" table:style-name="ce17">
            <text:p>https://dadosabertos.anm.gov.br/AMB/Agua_Mineral_Produca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8">
            <text:p>Descrição</text:p>
          </table:table-cell>
          <table:table-cell office:value-type="string" table:style-name="ce8">
            <text:p>Tipo de dado</text:p>
          </table:table-cell>
          <table:table-cell office:value-type="string" table:style-name="ce8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Ano base</text:p>
          </table:table-cell>
          <table:table-cell office:value-type="string" table:style-name="ce9">
            <text:p>Identificador do ano base a que se refere a informação</text:p>
          </table:table-cell>
          <table:table-cell office:value-type="string" table:style-name="ce9">
            <text:p>Numérico</text:p>
          </table:table-cell>
          <table:table-cell office:value-type="string" table:style-name="ce9">
            <text:p>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Classe substância mineral</text:p>
          </table:table-cell>
          <table:table-cell office:value-type="string" table:style-name="ce9">
            <text:p>Descrição da classe a qual pertence a substância mineral.</text:p>
          </table:table-cell>
          <table:table-cell office:value-type="string" table:style-name="ce9">
            <text:p>Alfa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Substância mineral</text:p>
          </table:table-cell>
          <table:table-cell office:value-type="string" table:style-name="ce9">
            <text:p>Descrição da substância mineral.</text:p>
          </table:table-cell>
          <table:table-cell office:value-type="string" table:style-name="ce9">
            <text:p>Alfa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Unidade de medida</text:p>
          </table:table-cell>
          <table:table-cell office:value-type="string" table:style-name="ce9">
            <text:p>Sigla da unidade de medida da produção.</text:p>
          </table:table-cell>
          <table:table-cell office:value-type="string" table:style-name="ce9">
            <text:p>Alfa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UF</text:p>
          </table:table-cell>
          <table:table-cell office:value-type="string" table:style-name="ce9">
            <text:p>Sigla da unidade da federação a que se refere a informação.</text:p>
          </table:table-cell>
          <table:table-cell office:value-type="string" table:style-name="ce9">
            <text:p>Alfa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Quantidade (litros) garrafão</text:p>
          </table:table-cell>
          <table:table-cell office:value-type="string" table:style-name="ce9">
            <text:p>Quantidade de água mineral comercializada em garrafão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(litros) garrafa plástica</text:p>
          </table:table-cell>
          <table:table-cell office:value-type="string" table:style-name="ce9">
            <text:p>Quantidade de água mineral comercializada em garrafa plástica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(litros) garrafa de vidro</text:p>
          </table:table-cell>
          <table:table-cell office:value-type="string" table:style-name="ce9">
            <text:p>Quantidade de água mineral comercializada em garrafa de vidro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Quantidade (litros) copo</text:p>
          </table:table-cell>
          <table:table-cell office:value-type="string" table:style-name="ce9">
            <text:p>Quantidade de água mineral comercializada em copo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(litros) outras embalagens</text:p>
          </table:table-cell>
          <table:table-cell office:value-type="string" table:style-name="ce9">
            <text:p>Quantidade de água mineral comercializada em outras embalagens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Valor (R$) garrafão</text:p>
          </table:table-cell>
          <table:table-cell office:value-type="string" table:style-name="ce9">
            <text:p>Valor comercializado em garrafão (reais -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Valor (R$) garrafa plástica</text:p>
          </table:table-cell>
          <table:table-cell office:value-type="string" table:style-name="ce9">
            <text:p>Valor comercializado em garrafa plástica (reais -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Valor (R$) garrafa de vidro</text:p>
          </table:table-cell>
          <table:table-cell office:value-type="string" table:style-name="ce9">
            <text:p>Valor comercializado em garrafa de vidro (reais -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Valor (R$) copo</text:p>
          </table:table-cell>
          <table:table-cell office:value-type="string" table:style-name="ce9">
            <text:p>Valor comercializado em copo (reais -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Valor (R$) outras embalagens</text:p>
          </table:table-cell>
          <table:table-cell office:value-type="string" table:style-name="ce9">
            <text:p>Valor comercializado em outras embalagens (reais -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(litros) composição produtos industrializados</text:p>
          </table:table-cell>
          <table:table-cell office:value-type="string" table:style-name="ce9">
            <text:p>Quantidade de água mineral transferida para composição de produtos industrializados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Valor (R$) composição produtos industrializados</text:p>
          </table:table-cell>
          <table:table-cell office:value-type="string" table:style-name="ce9">
            <text:p>Valor de transferência para composição de produtos industrializados (reais -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Título</text:p>
          </table:table-cell>
          <table:table-cell office:value-type="string" table:number-columns-spanned="3" table:number-rows-spanned="1" table:style-name="ce18">
            <text:p>AMB - Produção beneficiad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8">
            <text:p>Descrição</text:p>
          </table:table-cell>
          <table:table-cell office:value-type="string" table:number-columns-spanned="3" table:number-rows-spanned="1" table:style-name="ce17">
            <text:p>Dados de produção beneficiada e respectivas destinações (vendas, transferências, consumo e transformação) a partir de 2010, obtidos a partir do Relatório Anual de Lavra (RAL), considerando os eventuais ajustes e depurações realizados pelo corpo técnico da ANM. Ressalta-se que, ainda assim, pode haver inconsistências nas informações disponibilizadas, por sua fonte ser dados declarató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Identificador</text:p>
          </table:table-cell>
          <table:table-cell office:value-type="string" table:number-columns-spanned="3" table:number-rows-spanned="1" table:style-name="ce17">
            <text:p>https://dadosabertos.anm.gov.br/AMB/Producao_Beneficiad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8">
            <text:p>Descrição</text:p>
          </table:table-cell>
          <table:table-cell office:value-type="string" table:style-name="ce8">
            <text:p>Tipo de dado</text:p>
          </table:table-cell>
          <table:table-cell office:value-type="string" table:style-name="ce8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Ano Base</text:p>
          </table:table-cell>
          <table:table-cell office:value-type="string" table:style-name="ce9">
            <text:p>Identificador do ano base a que se refere a informação.</text:p>
          </table:table-cell>
          <table:table-cell office:value-type="string" table:style-name="ce9">
            <text:p>Alfanumérico</text:p>
          </table:table-cell>
          <table:table-cell office:value-type="string" table:style-name="ce9">
            <text:p>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Classe Substância</text:p>
          </table:table-cell>
          <table:table-cell office:value-type="string" table:style-name="ce9">
            <text:p>Descrição da classe a qual pertence a substância mineral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Substância Mineral</text:p>
          </table:table-cell>
          <table:table-cell office:value-type="string" table:style-name="ce9">
            <text:p>Descrição da substância mineral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UF</text:p>
          </table:table-cell>
          <table:table-cell office:value-type="string" table:style-name="ce9">
            <text:p>Sigla da unidade da federação a que se refere a informação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Quantidade Produção</text:p>
          </table:table-cell>
          <table:table-cell office:value-type="string" table:style-name="ce9">
            <text:p>Quantidade de produto beneficiado produzido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Unidade de Medida - Produção</text:p>
          </table:table-cell>
          <table:table-cell office:value-type="string" table:style-name="ce9">
            <text:p>Sigla da unidade de medida da produção beneficiada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Quantidade Contido</text:p>
          </table:table-cell>
          <table:table-cell office:value-type="string" table:style-name="ce9">
            <text:p>Quantidade do contido da produção beneficiada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Unidade de Medida Contido</text:p>
          </table:table-cell>
          <table:table-cell office:value-type="string" table:style-name="ce9">
            <text:p>Sigla da unidade de medida do contido da produção beneficiada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Indicação Contido</text:p>
          </table:table-cell>
          <table:table-cell office:value-type="string" table:style-name="ce9">
            <text:p>Indicação do mineral, composto ou elemento químico a que se refere o contido da produção beneficiada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Quantidade Venda</text:p>
          </table:table-cell>
          <table:table-cell office:value-type="string" table:style-name="ce9">
            <text:p>Quantidade de produção beneficiada comercializada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Unidade de Medida - Venda</text:p>
          </table:table-cell>
          <table:table-cell office:value-type="string" table:style-name="ce9">
            <text:p>Sigla da unidade de medida da produção beneficiada comercializada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Valor Venda (R$)</text:p>
          </table:table-cell>
          <table:table-cell office:value-type="string" table:style-name="ce9">
            <text:p>Valor de venda da produção beneficiada comercializada (reais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Consumo / Utilização na usina</text:p>
          </table:table-cell>
          <table:table-cell office:value-type="string" table:style-name="ce9">
            <text:p>Quantidade de produção beneficiada transformada / consumida / utilizada na própria usina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Unidade de Medida – Consumo/Utilização na usina</text:p>
          </table:table-cell>
          <table:table-cell office:value-type="string" table:style-name="ce9">
            <text:p>Sigla da unidade de medida da produção beneficiada consumida / utilizada na própria usina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Valor Consumo / Utilização na usina (R$)</text:p>
          </table:table-cell>
          <table:table-cell office:value-type="string" table:style-name="ce9">
            <text:p>Valor da produção beneficiada consumida / utilizada na própria usina (reais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5">
          <table:table-cell/>
          <table:table-cell office:value-type="string" table:style-name="ce9">
            <text:p>Quantidade Transferência para Transformação / Utilização / Consumo</text:p>
          </table:table-cell>
          <table:table-cell office:value-type="string" table:style-name="ce9">
            <text:p>Quantidade de produção beneficiada transferida para transformação / utilização / consumo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5">
          <table:table-cell/>
          <table:table-cell office:value-type="string" table:style-name="ce9">
            <text:p>Unidade de Medida – Transferência para Transformação / Utilização / Consumo</text:p>
          </table:table-cell>
          <table:table-cell office:value-type="string" table:style-name="ce9">
            <text:p>Sigla da unidade de medida da produção beneficiada transferida para transformação / utilização / consumo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5">
          <table:table-cell/>
          <table:table-cell office:value-type="string" table:style-name="ce9">
            <text:p>Valor Transferência para Transformação / Utilização / Consumo (R$)</text:p>
          </table:table-cell>
          <table:table-cell office:value-type="string" table:style-name="ce9">
            <text:p>Valor da produção beneficiada transferida para transformação / utilização / consumo (reais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Título</text:p>
          </table:table-cell>
          <table:table-cell office:value-type="string" table:number-columns-spanned="3" table:number-rows-spanned="1" table:style-name="ce18">
            <text:p>AMB - Produção brut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8">
            <text:p>Descrição</text:p>
          </table:table-cell>
          <table:table-cell office:value-type="string" table:number-columns-spanned="3" table:number-rows-spanned="1" table:style-name="ce17">
            <text:p>Dados de produção bruta e respectivas destinações (vendas, transferências, consumo e transformação) a partir de 2010, obtidos a partir do Relatório Anual de Lavra (RAL), considerando os eventuais ajustes e depurações realizados pelo corpo técnico da ANM. Ressalta-se que, ainda assim, pode haver inconsistências nas informações disponibilizadas, por sua fonte ser dados declarató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Identificador</text:p>
          </table:table-cell>
          <table:table-cell office:value-type="string" table:number-columns-spanned="3" table:number-rows-spanned="1" table:style-name="ce17">
            <text:p>https://dadosabertos.anm.gov.br/AMB/Producao_Brut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8">
            <text:p>Nome</text:p>
          </table:table-cell>
          <table:table-cell office:value-type="string" table:style-name="ce8">
            <text:p>Descrição</text:p>
          </table:table-cell>
          <table:table-cell office:value-type="string" table:style-name="ce8">
            <text:p>Tipo de dado</text:p>
          </table:table-cell>
          <table:table-cell office:value-type="string" table:style-name="ce8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Ano Base</text:p>
          </table:table-cell>
          <table:table-cell office:value-type="string" table:style-name="ce9">
            <text:p>Identificador do ano base a que se refere a informação.</text:p>
          </table:table-cell>
          <table:table-cell office:value-type="string" table:style-name="ce9">
            <text:p>Alfanumérico</text:p>
          </table:table-cell>
          <table:table-cell office:value-type="string" table:style-name="ce9">
            <text:p>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9">
            <text:p>Classe Substância</text:p>
          </table:table-cell>
          <table:table-cell office:value-type="string" table:style-name="ce9">
            <text:p>Descrição da classe a qual pertence a substância mineral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Substância Mineral</text:p>
          </table:table-cell>
          <table:table-cell office:value-type="string" table:style-name="ce9">
            <text:p>Descrição da substância mineral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Unidade de Medida Contido</text:p>
          </table:table-cell>
          <table:table-cell office:value-type="string" table:style-name="ce9">
            <text:p>Sigla da unidade de medida da produção do contido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UF</text:p>
          </table:table-cell>
          <table:table-cell office:value-type="string" table:style-name="ce9">
            <text:p>Sigla da unidade da federação a que se refere a informação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Produção - Minério ROM (t)</text:p>
          </table:table-cell>
          <table:table-cell office:value-type="string" table:style-name="ce9">
            <text:p>Quantidade de minério na forma Bruta (toneladas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Quantidade Contido</text:p>
          </table:table-cell>
          <table:table-cell office:value-type="string" table:style-name="ce9">
            <text:p>Quantidade de produção do contido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Indicação Contido</text:p>
          </table:table-cell>
          <table:table-cell office:value-type="string" table:style-name="ce9">
            <text:p>Indicação do mineral, composto ou elemento químico a que se refere o contido.</text:p>
          </table:table-cell>
          <table:table-cell office:value-type="string" table:style-name="ce9">
            <text:p>Alfa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Venda (t)</text:p>
          </table:table-cell>
          <table:table-cell office:value-type="string" table:style-name="ce9">
            <text:p>Quantidade de produção bruta comercializada (toneladas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9">
            <text:p>Valor Venda (R$)</text:p>
          </table:table-cell>
          <table:table-cell office:value-type="string" table:style-name="ce9">
            <text:p>Valor de venda da produção bruta (reais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Quantidade Transformação / Consumo / Utilização (t)</text:p>
          </table:table-cell>
          <table:table-cell office:value-type="string" table:style-name="ce9">
            <text:p>Quantidade de produção bruta transformada / consumida / utilização na própria mina (toneladas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4">
          <table:table-cell/>
          <table:table-cell office:value-type="string" table:style-name="ce9">
            <text:p>Valor Transformação / Consumo / Utilização nesta mina (R$)</text:p>
          </table:table-cell>
          <table:table-cell office:value-type="string" table:style-name="ce9">
            <text:p>Valor da produção bruta transformada / consumida / utilização na própria mina (reais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5">
          <table:table-cell/>
          <table:table-cell office:value-type="string" table:style-name="ce9">
            <text:p>Quantidade Transferência para Transformação / Utilização / Consumo (t)</text:p>
          </table:table-cell>
          <table:table-cell office:value-type="string" table:style-name="ce9">
            <text:p>Quantidade de produção bruta transferida para transformação / utilização / consumo (toneladas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style-name="ro5">
          <table:table-cell/>
          <table:table-cell office:value-type="string" table:style-name="ce9">
            <text:p>Valor Transferência para Transformação / Utilização / Consumo (R$)</text:p>
          </table:table-cell>
          <table:table-cell office:value-type="string" table:style-name="ce9">
            <text:p>Valor da produção bruta transferida para transformação / utilização / consumo (reais R$).</text:p>
          </table:table-cell>
          <table:table-cell office:value-type="string" table:style-name="ce9">
            <text:p>Numérico</text:p>
          </table:table-cell>
          <table:table-cell table:style-name="ce9"/>
          <table:table-cell table:number-columns-repeated="16379"/>
        </table:table-row>
        <table:table-row table:number-rows-repeated="1048503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6380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Versão</text:p>
          </table:table-cell>
          <table:table-cell office:value-type="string" table:style-name="ce6">
            <text:p>Data</text:p>
          </table:table-cell>
          <table:table-cell office:value-type="string" table:style-name="ce6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4">
            <text:p>metadados-amb.ods</text:p>
          </table:table-cell>
          <table:table-cell office:value-type="date" office:date-value="2025-02-04T00:00:00" table:style-name="ce5">
            <text:p>04/02/2025</text:p>
          </table:table-cell>
          <table:table-cell office:value-type="string" table:style-name="ce4">
            <text:p>Alteração do catálogo de origem.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metadados-amb.ods</text:p>
          </table:table-cell>
          <table:table-cell office:value-type="date" office:date-value="2025-09-15T00:00:00" table:style-name="ce5">
            <text:p>15/09/2025</text:p>
          </table:table-cell>
          <table:table-cell office:value-type="string" table:style-name="ce4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4">
            <text:p>metadados-amb.xlsx</text:p>
          </table:table-cell>
          <table:table-cell office:value-type="date" office:date-value="2022-07-10T00:00:00" table:style-name="ce5">
            <text:p>10/07/2022</text:p>
          </table:table-cell>
          <table:table-cell office:value-type="string" table:style-name="ce4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AMB.B10:AMB.B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3T21:16:47Z</dc:date>
    <meta:user-defined meta:name="ContentTypeId">0x0101007F90970817AB094498C3AA5A6A47EEDA</meta:user-defined>
    <meta:user-defined meta:name="MediaServiceImageTags"/>
  </office:meta>
</office:document-meta>
</file>